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a070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a070b"/>
    </style:style>
    <style:style style:name="P3" style:family="paragraph" style:parent-style-name="Preformatted_20_Text">
      <style:paragraph-properties style:writing-mode="lr-tb"/>
      <style:text-properties officeooo:paragraph-rsid="000a070b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0a07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import numpy as np</text:span></text:p>
      <text:p text:style-name="P3"><text:span text:style-name="Source_20_Text">import matplotlib.pyplot as plt</text:span></text:p>
      <text:p text:style-name="P3"/>
      <text:p text:style-name="P3"><text:span text:style-name="Source_20_Text"># Parameters</text:span></text:p>
      <text:p text:style-name="P3"><text:span text:style-name="Source_20_Text">L = 100 <text:s text:c="9"/># Length of spatial domain</text:span></text:p>
      <text:p text:style-name="P3"><text:span text:style-name="Source_20_Text">T = 200 <text:s text:c="9"/># Total time steps</text:span></text:p>
      <text:p text:style-name="P3"><text:span text:style-name="Source_20_Text">dx = 1.0 <text:s text:c="8"/># Spatial step size</text:span></text:p>
      <text:p text:style-name="P3"><text:span text:style-name="Source_20_Text">dt = 0.05 <text:s text:c="7"/># Time step size</text:span></text:p>
      <text:p text:style-name="P3"><text:span text:style-name="Source_20_Text">nu = 0.02 <text:s text:c="7"/># Dissipation coefficient</text:span></text:p>
      <text:p text:style-name="P3"><text:span text:style-name="Source_20_Text">lambda_restoring = 0.3</text:span></text:p>
      <text:p text:style-name="P3"><text:span text:style-name="Source_20_Text">g_nonlinear = 0.05</text:span></text:p>
      <text:p text:style-name="P3"/>
      <text:p text:style-name="P3"><text:span text:style-name="Source_20_Text"># Initialize fields</text:span></text:p>
      <text:p text:style-name="P3"><text:span text:style-name="Source_20_Text">x = np.linspace(0, L, int(L/dx))</text:span></text:p>
      <text:p text:style-name="P3"><text:span text:style-name="Source_20_Text">u = np.zeros_like(x) <text:s text:c="8"/># Velocity field</text:span></text:p>
      <text:p text:style-name="P3"><text:span text:style-name="Source_20_Text">u_prev = np.zeros_like(x) <text:s text:c="3"/># Previous velocity field</text:span></text:p>
      <text:p text:style-name="P3"><text:span text:style-name="Source_20_Text">u_next = np.zeros_like(x) <text:s text:c="3"/># Next velocity field</text:span></text:p>
      <text:p text:style-name="P3"><text:span text:style-name="Source_20_Text">p = np.zeros_like(x) <text:s text:c="8"/># Pressure field</text:span></text:p>
      <text:p text:style-name="P3"/>
      <text:p text:style-name="P3"><text:span text:style-name="Source_20_Text"># Initial condition: Localized wave packet</text:span></text:p>
      <text:p text:style-name="P3"><text:span text:style-name="Source_20_Text">u[int(L/2 - 5):int(L/2 + 5)] = np.sin(np.linspace(0, np.pi, 10))</text:span></text:p>
      <text:p text:style-name="P3"/>
      <text:p text:style-name="P3"><text:span text:style-name="Source_20_Text"># Simulation storage</text:span></text:p>
      <text:p text:style-name="P3"><text:span text:style-name="Source_20_Text">wave_history = []</text:span></text:p>
      <text:p text:style-name="P3"/>
      <text:p text:style-name="P3"><text:span text:style-name="Source_20_Text"># Time evolution</text:span></text:p>
      <text:p text:style-name="P3"><text:span text:style-name="Source_20_Text">for t in range(T):</text:span></text:p>
      <text:p text:style-name="P3"><text:span text:style-name="Source_20_Text"><text:s text:c="4"/>for i in range(1, len(x)-1):</text:span></text:p>
      <text:p text:style-name="P3"><text:span text:style-name="Source_20_Text"><text:s text:c="8"/># Pressure gradient</text:span></text:p>
      <text:p text:style-name="P3"><text:span text:style-name="Source_20_Text"><text:s text:c="8"/>pressure_gradient = (p[i+1] - p[i-1]) / (2 * dx)</text:span></text:p>
      <text:p text:style-name="P3"><text:span text:style-name="Source_20_Text"><text:s text:c="8"/># Nonlinear interaction term</text:span></text:p>
      <text:p text:style-name="P3"><text:span text:style-name="Source_20_Text"><text:s text:c="8"/>nonlinear_term = g_nonlinear * u[i] * (u[i+1] - u[i-1]) / (2 * dx)</text:span></text:p>
      <text:p text:style-name="P3"><text:span text:style-name="Source_20_Text"><text:s text:c="8"/># Dissipation term</text:span></text:p>
      <text:p text:style-name="P3"><text:span text:style-name="Source_20_Text"><text:s text:c="8"/>dissipation_term = nu * (u[i+1] - 2*u[i] + u[i-1]) / (dx**2)</text:span></text:p>
      <text:p text:style-name="P3"><text:span text:style-name="Source_20_Text"><text:s text:c="8"/></text:span></text:p>
      <text:p text:style-name="P3"><text:span text:style-name="Source_20_Text"><text:s text:c="8"/># Update velocity field</text:span></text:p>
      <text:p text:style-name="P3"><text:span text:style-name="Source_20_Text"><text:s text:c="8"/>u_next[i] = (2 * u[i] - u_prev[i] +</text:span></text:p>
      <text:p text:style-name="P3"><text:span text:style-name="Source_20_Text"><text:s text:c="21"/>dt * (-lambda_restoring * u[i] - pressure_gradient + nonlinear_term + dissipation_term))</text:span></text:p>
      <text:p text:style-name="P3"/>
      <text:p text:style-name="P3"><text:span text:style-name="Source_20_Text"><text:s text:c="8"/># Update pressure</text:span></text:p>
      <text:p text:style-name="P3"><text:span text:style-name="Source_20_Text"><text:s text:c="8"/>p[i] = lambda_restoring * u_next[i]**2 / 2</text:span></text:p>
      <text:p text:style-name="P3"/>
      <text:p text:style-name="P3"><text:span text:style-name="Source_20_Text"><text:s text:c="4"/># Update for next step</text:span></text:p>
      <text:p text:style-name="P3"><text:span text:style-name="Source_20_Text"><text:s text:c="4"/>u_prev, u = u, u_next.copy()</text:span></text:p>
      <text:p text:style-name="P3"><text:span text:style-name="Source_20_Text"><text:s text:c="4"/>wave_history.append(u.copy())</text:span></text:p>
      <text:p text:style-name="P3"/>
      <text:p text:style-name="P3"><text:span text:style-name="Source_20_Text"># Convert wave history to numpy array</text:span></text:p>
      <text:p text:style-name="P3"><text:span text:style-name="Source_20_Text">wave_history = np.array(wave_history)</text:span></text:p>
      <text:p text:style-name="P3"/>
      <text:p text:style-name="P3"><text:span text:style-name="Source_20_Text"># Visualize wave evolution</text:span></text:p>
      <text:p text:style-name="P3"><text:span text:style-name="Source_20_Text">plt.figure(figsize=(12, 6))</text:span></text:p>
      <text:p text:style-name="P3"><text:span text:style-name="Source_20_Text">plt.imshow(wave_history.T, aspect='auto', cmap='viridis', extent=[0, T*dt, 0, L])</text:span></text:p>
      <text:p text:style-name="P3"><text:span text:style-name="Source_20_Text">plt.colorbar(label="Wave Amplitude")</text:span></text:p>
      <text:p text:style-name="P3"><text:span text:style-name="Source_20_Text">plt.title("Node Formation in Oscillatory Field (Navier-Stokes Framework)")</text:span></text:p>
      <text:p text:style-name="P3"><text:span text:style-name="Source_20_Text">plt.xlabel("Time")</text:span></text:p>
      <text:p text:style-name="P3"><text:span text:style-name="Source_20_Text">plt.ylabel("Position")</text:span></text:p>
      <text:p text:style-name="P4"><text:span text:style-name="Source_20_Text">plt.show()</text:span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58:29.228288462</meta:creation-date>
    <dc:date>2025-02-01T18:59:02.856549613</dc:date>
    <meta:editing-duration>PT34S</meta:editing-duration>
    <meta:editing-cycles>1</meta:editing-cycles>
    <meta:document-statistic meta:table-count="0" meta:image-count="0" meta:object-count="0" meta:page-count="2" meta:paragraph-count="48" meta:word-count="240" meta:character-count="1756" meta:non-whitespace-character-count="1376"/>
    <meta:generator>LibreOffice/24.2.7.2$Linux_X86_64 LibreOffice_project/420$Build-2</meta:generator>
  </office:meta>
</office:document-meta>
</file>